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97cm"/>
    </style:style>
    <style:style style:name="co3" style:family="table-column">
      <style:table-column-properties fo:break-before="auto" style:column-width="9.43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T1" style:family="text">
      <style:text-properties fo:font-weight="bold"/>
    </style:style>
  </office:automatic-styles>
  <office:body>
    <office:spreadsheet>
      <table:table table:name="pnj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desc</text:p>
          </table:table-cell>
          <table:table-cell office:value-type="string">
            <text:p>score</text:p>
          </table:table-cell>
          <table:table-cell office:value-type="string">
            <text:p>cat</text:p>
          </table:table-cell>
          <table:table-cell table:number-columns-repeated="1018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he Death</text:p>
          </table:table-cell>
          <table:table-cell office:value-type="string">
            <text:p>Because she reallllyyy deserved it.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mmy</text:p>
          </table:table-cell>
          <table:table-cell office:value-type="string">
            <text:p>She saw dead people a bit too late.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elly</text:p>
          </table:table-cell>
          <table:table-cell office:value-type="string">
            <text:p>The slut was cheating her boyfriend.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ddison</text:p>
          </table:table-cell>
          <table:table-cell office:value-type="string">
            <text:p>She wasn't that great.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amela</text:p>
          </table:table-cell>
          <table:table-cell office:value-type="string">
            <text:p>Everything in the boobs and nothing in the brain.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Brenda</text:p>
          </table:table-cell>
          <table:table-cell office:value-type="string">
            <text:p>Did she play in a crappy sitcom ?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indy</text:p>
          </table:table-cell>
          <table:table-cell office:value-type="string">
            <text:p>Not a great loss if you know what i mean !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Erika</text:p>
          </table:table-cell>
          <table:table-cell office:value-type="string">
            <text:p>She play a lot too much with her kitten.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Jade</text:p>
          </table:table-cell>
          <table:table-cell office:value-type="string">
            <text:p>I saw her last night hanging out with two guys !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Layla</text:p>
          </table:table-cell>
          <table:table-cell office:value-type="string">
            <text:p>She mistreated her younger brother back in the days.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egan</text:p>
          </table:table-cell>
          <table:table-cell office:value-type="string">
            <text:p>She was too pretty to be good.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Brendon</text:p>
          </table:table-cell>
          <table:table-cell office:value-type="string">
            <text:p>Seriously, there's still guys who have that crappy name ?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Billy</text:p>
          </table:table-cell>
          <table:table-cell office:value-type="string">
            <text:p>He was a real douchebag !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Dylan</text:p>
          </table:table-cell>
          <table:table-cell office:value-type="string">
            <text:p>The world is better without this scumbag !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Emmy W.</text:p>
          </table:table-cell>
          <table:table-cell office:value-type="string">
            <text:p>Who ?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Erika H.</text:p>
          </table:table-cell>
          <table:table-cell office:value-type="string">
            <text:p>Come on !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Steve B.</text:p>
          </table:table-cell>
          <table:table-cell office:value-type="string">
            <text:p>Really !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Cindy U.</text:p>
          </table:table-cell>
          <table:table-cell office:value-type="string">
            <text:p>She had a baby !</text:p>
          </table:table-cell>
          <table:table-cell office:value-type="float" office:value="-50">
            <text:p>-50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Addison H.</text:p>
          </table:table-cell>
          <table:table-cell office:value-type="string">
            <text:p>Borrrinn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Billy Q.</text:p>
          </table:table-cell>
          <table:table-cell office:value-type="string">
            <text:p>Cool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Bob E.</text:p>
          </table:table-cell>
          <table:table-cell office:value-type="string">
            <text:p>You like that ?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Pamela J.</text:p>
          </table:table-cell>
          <table:table-cell office:value-type="string">
            <text:p>This is it !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Erika T.</text:p>
          </table:table-cell>
          <table:table-cell office:value-type="string">
            <text:p>You gotta be kiddin' m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Emmy N.</text:p>
          </table:table-cell>
          <table:table-cell office:value-type="string">
            <text:p>Nobody cares...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Brendon X.</text:p>
          </table:table-cell>
          <table:table-cell office:value-type="string">
            <text:p>Better be dead than sorry...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Emmy U.</text:p>
          </table:table-cell>
          <table:table-cell office:value-type="string">
            <text:p>Are you nuts ?</text:p>
          </table:table-cell>
          <table:table-cell office:value-type="float" office:value="-50">
            <text:p>-50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Bill A.</text:p>
          </table:table-cell>
          <table:table-cell office:value-type="string">
            <text:p>Best one I ha din years !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Dylan T.</text:p>
          </table:table-cell>
          <table:table-cell office:value-type="string">
            <text:p>Taste like chicken !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Jody Z.</text:p>
          </table:table-cell>
          <table:table-cell office:value-type="string">
            <text:p>I am the death... actually.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Addison Q.</text:p>
          </table:table-cell>
          <table:table-cell office:value-type="string">
            <text:p>A sound soul…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Dave E.</text:p>
          </table:table-cell>
          <table:table-cell office:value-type="string">
            <text:p>Wasn't doing anything anymore anyway.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Emmy S.</text:p>
          </table:table-cell>
          <table:table-cell office:value-type="string">
            <text:p>...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Megan G.</text:p>
          </table:table-cell>
          <table:table-cell office:value-type="string">
            <text:p>DIE DIE DI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Robert V.</text:p>
          </table:table-cell>
          <table:table-cell office:value-type="string">
            <text:p>DIEEEEEEEEE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Bob Q.</text:p>
          </table:table-cell>
          <table:table-cell office:value-type="string">
            <text:p>DIEEEEEEEEEEEEEEEEEE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Kelly N.</text:p>
          </table:table-cell>
          <table:table-cell office:value-type="string">
            <text:p>rest in pieces !!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Robert X.</text:p>
          </table:table-cell>
          <table:table-cell office:value-type="string">
            <text:p>rest in peace.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Brendon X.</text:p>
          </table:table-cell>
          <table:table-cell office:value-type="string">
            <text:p>rest in two piecesss 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Addison W.</text:p>
          </table:table-cell>
          <table:table-cell office:value-type="string">
            <text:p>yummy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Megan F.</text:p>
          </table:table-cell>
          <table:table-cell office:value-type="string">
            <text:p>yukc yu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Kelly Q.</text:p>
          </table:table-cell>
          <table:table-cell office:value-type="string">
            <text:p>hungryyyyyy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Robert D.</text:p>
          </table:table-cell>
          <table:table-cell office:value-type="string">
            <text:p>eat my bladeeee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Steve U.</text:p>
          </table:table-cell>
          <table:table-cell office:value-type="string">
            <text:p>He was polygamous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Julie N.</text:p>
          </table:table-cell>
          <table:table-cell office:value-type="string">
            <text:p>He was pro abortion anyway...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Dylan A.</text:p>
          </table:table-cell>
          <table:table-cell office:value-type="string">
            <text:p>He was anti abortion anyway...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Addison W.</text:p>
          </table:table-cell>
          <table:table-cell office:value-type="string">
            <text:p>He believes in heaven...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Jill A.</text:p>
          </table:table-cell>
          <table:table-cell office:value-type="string">
            <text:p>Nobody will miss her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Megan O.</text:p>
          </table:table-cell>
          <table:table-cell office:value-type="string">
            <text:p>She was an orphan.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Steve H.</text:p>
          </table:table-cell>
          <table:table-cell office:value-type="string">
            <text:p>he was child solier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Jade M.</text:p>
          </table:table-cell>
          <table:table-cell office:value-type="string">
            <text:p>Used LSD, who used lsd nowadays...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Megan Z.</text:p>
          </table:table-cell>
          <table:table-cell office:value-type="string">
            <text:p>didn't like stephen kin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Brandon B.</text:p>
          </table:table-cell>
          <table:table-cell office:value-type="string">
            <text:p>thought barack was grea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Brenda I.</text:p>
          </table:table-cell>
          <table:table-cell office:value-type="string">
            <text:p>trusted mitt could do something for u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Addison U.</text:p>
          </table:table-cell>
          <table:table-cell office:value-type="string">
            <text:p>saint john sent me for this one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Bob U.</text:p>
          </table:table-cell>
          <table:table-cell office:value-type="string">
            <text:p>still believes in santa...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Brenda X.</text:p>
          </table:table-cell>
          <table:table-cell office:value-type="string">
            <text:p>hasn't read the bible...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Robert B.</text:p>
          </table:table-cell>
          <table:table-cell office:value-type="string">
            <text:p>who then now ?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Emmy P.</text:p>
          </table:table-cell>
          <table:table-cell office:value-type="string">
            <text:p>is member of u.n. gyur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Emmy E.</text:p>
          </table:table-cell>
          <table:table-cell office:value-type="string">
            <text:p>nooo... was running childcare</text:p>
          </table:table-cell>
          <table:table-cell office:value-type="float" office:value="-30">
            <text:p>-30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Pamela P.</text:p>
          </table:table-cell>
          <table:table-cell office:value-type="string">
            <text:p>plays herself watching mouse MD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Brandon D.</text:p>
          </table:table-cell>
          <table:table-cell office:value-type="string">
            <text:p>should have some guil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Bob N.</text:p>
          </table:table-cell>
          <table:table-cell office:value-type="string">
            <text:p>guilty of...don't care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Kelly F.</text:p>
          </table:table-cell>
          <table:table-cell office:value-type="string">
            <text:p>didn never watch star trekk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Bob K.</text:p>
          </table:table-cell>
          <table:table-cell office:value-type="string">
            <text:p>thought geekdom is no mor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Brandon G.</text:p>
          </table:table-cell>
          <table:table-cell office:value-type="string">
            <text:p>underrated betapounce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Bill A.</text:p>
          </table:table-cell>
          <table:table-cell office:value-type="string">
            <text:p>retired member of gaytaku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Pamela J.</text:p>
          </table:table-cell>
          <table:table-cell office:value-type="string">
            <text:p>holy fan of minecraf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Cindy N.</text:p>
          </table:table-cell>
          <table:table-cell office:value-type="string">
            <text:p>never seen tahiti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Addison M.</text:p>
          </table:table-cell>
          <table:table-cell office:value-type="string">
            <text:p>never been to japan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Bill J.</text:p>
          </table:table-cell>
          <table:table-cell office:value-type="string">
            <text:p>one less, more to go !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Pamela D.</text:p>
          </table:table-cell>
          <table:table-cell office:value-type="string">
            <text:p>her tits were too big anyway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Megan F.</text:p>
          </table:table-cell>
          <table:table-cell office:value-type="string">
            <text:p>was a bad actor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Adi I.</text:p>
          </table:table-cell>
          <table:table-cell office:value-type="string">
            <text:p>...still believed in santa...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Emmy P.</text:p>
          </table:table-cell>
          <table:table-cell office:value-type="string">
            <text:p>thinks her son is a gee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Bob F.</text:p>
          </table:table-cell>
          <table:table-cell office:value-type="string">
            <text:p>bay harbourd butcher's son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Guillaume B.</text:p>
          </table:table-cell>
          <table:table-cell office:value-type="string">
            <text:p>Never watched game of thrones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Pamela B.</text:p>
          </table:table-cell>
          <table:table-cell office:value-type="string">
            <text:p>She coulda invented a cure for cancer</text:p>
          </table:table-cell>
          <table:table-cell office:value-type="float" office:value="-100">
            <text:p>-100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Brandon S.</text:p>
          </table:table-cell>
          <table:table-cell office:value-type="string">
            <text:p>groupie of jonas brother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Emmy V.</text:p>
          </table:table-cell>
          <table:table-cell office:value-type="string">
            <text:p>watched twilight too much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Layla Z.</text:p>
          </table:table-cell>
          <table:table-cell office:value-type="string">
            <text:p>was planning to assassinate the pope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Jade R.</text:p>
          </table:table-cell>
          <table:table-cell office:value-type="string">
            <text:p>involved in video game mindbust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Addison D.</text:p>
          </table:table-cell>
          <table:table-cell office:value-type="string">
            <text:p>invented some gratuitous murder game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Dylan U.</text:p>
          </table:table-cell>
          <table:table-cell office:value-type="string">
            <text:p>produced yet another indie platformer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Billy I.</text:p>
          </table:table-cell>
          <table:table-cell office:value-type="string">
            <text:p>i feel tired of killing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Layla S.</text:p>
          </table:table-cell>
          <table:table-cell office:value-type="string">
            <text:p>sometime killing bores me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Robert U.</text:p>
          </table:table-cell>
          <table:table-cell office:value-type="string">
            <text:p>i should think or retiring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Dylan E.</text:p>
          </table:table-cell>
          <table:table-cell office:value-type="string">
            <text:p>can you kill me too ?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Megan C.</text:p>
          </table:table-cell>
          <table:table-cell office:value-type="string">
            <text:p>what s the fun...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Brandon S.</text:p>
          </table:table-cell>
          <table:table-cell office:value-type="string">
            <text:p>Too easy...what the fun.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Emmy T.</text:p>
          </table:table-cell>
          <table:table-cell office:value-type="string">
            <text:p>you can do bett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Steve J.</text:p>
          </table:table-cell>
          <table:table-cell office:value-type="string">
            <text:p>participated in new zeland rebellion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Jim J.</text:p>
          </table:table-cell>
          <table:table-cell office:value-type="string">
            <text:p>had a crappy name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Robert N.</text:p>
          </table:table-cell>
          <table:table-cell office:value-type="string">
            <text:p>scripted the aragorn crap scene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Cindy Z.</text:p>
          </table:table-cell>
          <table:table-cell office:value-type="string">
            <text:p>played in s30e43 of csy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Erika U.</text:p>
          </table:table-cell>
          <table:table-cell office:value-type="string">
            <text:p>downloaded one Guga single in 201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Bill F.</text:p>
          </table:table-cell>
          <table:table-cell office:value-type="string">
            <text:p>beated his dog and his wif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Robert K.</text:p>
          </table:table-cell>
          <table:table-cell office:value-type="string">
            <text:p>fracked his kid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Brenda L.</text:p>
          </table:table-cell>
          <table:table-cell office:value-type="string">
            <text:p>thought comics sucke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Layla B.</text:p>
          </table:table-cell>
          <table:table-cell office:value-type="string">
            <text:p>caused a break between rockers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Bill G.</text:p>
          </table:table-cell>
          <table:table-cell office:value-type="string">
            <text:p>Getting rid of bugs !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Erika Q.</text:p>
          </table:table-cell>
          <table:table-cell office:value-type="string">
            <text:p>mowed too much law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Notch</text:p>
          </table:table-cell>
          <table:table-cell office:value-type="string">
            <text:p>Where have i seen him before?!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1018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Kiddo</text:p>
          </table:table-cell>
          <table:table-cell office:value-type="string">
            <text:p>Murdered his sister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Grandpa</text:p>
          </table:table-cell>
          <table:table-cell office:value-type="string">
            <text:p>Too old to live.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blackmagic</text:p>
          </table:table-cell>
          <table:table-cell office:value-type="string">
            <text:p>Let me teach you, your last spellllll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Robbie</text:p>
          </table:table-cell>
          <table:table-cell office:value-type="string">
            <text:p>is angry, Robbie is dead !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Merry</text:p>
          </table:table-cell>
          <table:table-cell office:value-type="string">
            <text:p>sick of you all...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Pippin</text:p>
          </table:table-cell>
          <table:table-cell office:value-type="string">
            <text:p>On scythe to rule em all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frodo</text:p>
          </table:table-cell>
          <table:table-cell office:value-type="string">
            <text:p>where are you ? dead !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arwen</text:p>
          </table:table-cell>
          <table:table-cell office:value-type="string">
            <text:p>useless...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bilbo</text:p>
          </table:table-cell>
          <table:table-cell office:value-type="string">
            <text:p>an olf fiery friend told me to killl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warp</text:p>
          </table:table-cell>
          <table:table-cell office:value-type="string">
            <text:p>[haxed ] too good to live bro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bumdum</text:p>
          </table:table-cell>
          <table:table-cell office:value-type="string">
            <text:p>drop this fruit...Dead !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yoshi</text:p>
          </table:table-cell>
          <table:table-cell office:value-type="string">
            <text:p>such a lame nick !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thorvald</text:p>
          </table:table-cell>
          <table:table-cell office:value-type="string">
            <text:p>deserved neither life neither name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Forrest G.</text:p>
          </table:table-cell>
          <table:table-cell office:value-type="string">
            <text:p>too many time you voided me !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Gill A.</text:p>
          </table:table-cell>
          <table:table-cell office:value-type="string">
            <text:p>at least, we meat !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Fox M.</text:p>
          </table:table-cell>
          <table:table-cell office:value-type="string">
            <text:p>kitty kitty kitty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Maxim. D. </text:p>
          </table:table-cell>
          <table:table-cell office:value-type="string">
            <text:p>Minize that !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Lucy</text:p>
          </table:table-cell>
          <table:table-cell office:value-type="string">
            <text:p>...skyyyyyy with dead peaaaple...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Jenny K.</text:p>
          </table:table-cell>
          <table:table-cell office:value-type="string">
            <text:p>a sound soul…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Farha K.</text:p>
          </table:table-cell>
          <table:table-cell office:value-type="string">
            <text:p>dear you, you'r deaddddd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Janice K.</text:p>
          </table:table-cell>
          <table:table-cell office:value-type="string">
            <text:p>wanna shrink ME ? shrink my blaaaadd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Maggie A.</text:p>
          </table:table-cell>
          <table:table-cell office:value-type="string">
            <text:p>We 'll miss you...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Davie E.</text:p>
          </table:table-cell>
          <table:table-cell office:value-type="string">
            <text:p>shadows of shadow die !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Goat</text:p>
          </table:table-cell>
          <table:table-cell office:value-type="string">
            <text:p>once an old bearded sultan's favorite...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2">
          <table:table-cell office:value-type="float" office:value="128">
            <text:p>128</text:p>
          </table:table-cell>
          <table:table-cell office:value-type="string">
            <text:p>Steve Jobs</text:p>
          </table:table-cell>
          <table:table-cell office:value-type="string">
            <text:p>So good to kill ya <text:span text:style-name="T1">AGAIN</text:span></text:p>
          </table:table-cell>
          <table:table-cell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1018"/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Shigeryu Miyamoto </text:p>
          </table:table-cell>
          <table:table-cell office:value-type="string">
            <text:p>ya have to die dad !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$EOF</text:p>
          </table:table-cell>
          <table:table-cell table:style-name="ce2" office:value-type="string">
            <text:p>Kelly K.</text:p>
          </table:table-cell>
          <table:table-cell table:style-name="ce2"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6">16/12/2012</text:date>, <text:time>17:55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Elahee</meta:initial-creator>
    <meta:creation-date>2012-12-15T09:24:23.55</meta:creation-date>
    <dc:date>2012-12-16T17:55:40.82</dc:date>
    <meta:editing-duration>PT2H34M1S</meta:editing-duration>
    <meta:editing-cycles>58</meta:editing-cycles>
    <meta:generator>OpenOffice.org/3.3$Win32 OpenOffice.org_project/330m20$Build-9567</meta:generator>
    <dc:creator>David Elahee</dc:creator>
    <meta:document-statistic meta:table-count="1" meta:cell-count="647" meta:object-count="0"/>
  </office:meta>
</office:document-meta>
</file>